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4.366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4.18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ARATIV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LEASE HAYA</text:p>
          </table:table-cell>
          <table:table-cell table:style-name="ce3" office:value-type="string" calcext:value-type="string">
            <text:p>←</text:p>
          </table:table-cell>
          <table:table-cell table:style-name="ce3" office:value-type="string" calcext:value-type="string">
            <text:p>→</text:p>
          </table:table-cell>
          <table:table-cell table:style-name="ce1" office:value-type="string" calcext:value-type="string">
            <text:p>ALTERNATE LOCATION</text:p>
          </table:table-cell>
          <table:table-cell table:style-name="ce5"/>
          <table:table-cell table:style-name="ce5" office:value-type="string" calcext:value-type="string">
            <text:p>RESULTADO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ac-rec-batch-customer.xml</text:p>
          </table:table-cell>
          <table:table-cell office:value-type="string" calcext:value-type="string">
            <text:p>Por perfiles y defaul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bankia</text:p>
          </table:table-cell>
          <table:table-cell office:value-type="string" calcext:value-type="string">
            <text:p>Perfil Bankia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ctivation-1.1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nt-1.7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nt-launcher-1.7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ntlr-2.7.6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ntlr-runtime-UNKNOWN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opalliance-1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m-2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m-analysis-2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m-attrs-1.5.3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m-tree-2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m-util-2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pectjrt-1.6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aspectjweaver-1.6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bsh-2.0b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glib-nodep-2.1_3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code4j-2.1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rcode4j-2.1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anim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ani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awt-uti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awt-uti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bridge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bridg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cs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cs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dom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do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ext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ex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gvt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gv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parser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parse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script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scrip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svg-dom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svg-do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svggen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svgge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uti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uti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ik-xm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batik-xm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antlr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antlr-UNKNOWN.jar</text:p>
          </table:table-cell>
          <table:table-cell/>
          <table:table-cell office:value-type="string" calcext:value-type="string">
            <text:p>com.springsource.antl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bsh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bsh-UNKNOWN.jar</text:p>
          </table:table-cell>
          <table:table-cell/>
          <table:table-cell office:value-type="string" calcext:value-type="string">
            <text:p>com.springsource.bsh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com.ibatis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com.ibatis-2.3.0.677.jar</text:p>
          </table:table-cell>
          <table:table-cell/>
          <table:table-cell office:value-type="string" calcext:value-type="string">
            <text:p>com.springsource.com.ibati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ssist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javassis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x.activation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javax.activa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x.mail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javax.mail-UNKNOWN.jar</text:p>
          </table:table-cell>
          <table:table-cell/>
          <table:table-cell office:value-type="string" calcext:value-type="string">
            <text:p>com.springsource.javax.mai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x.persistenc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javax.persistence-UNKNOWN.jar</text:p>
          </table:table-cell>
          <table:table-cell/>
          <table:table-cell office:value-type="string" calcext:value-type="string">
            <text:p>com.springsource.javax.persistenc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x.transacti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javax.transaction-UNKNOWN.jar</text:p>
          </table:table-cell>
          <table:table-cell/>
          <table:table-cell office:value-type="string" calcext:value-type="string">
            <text:p>com.springsource.javax.transac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javax.validati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javax.validation-1.0.0.GA.jar</text:p>
          </table:table-cell>
          <table:table-cell/>
          <table:table-cell office:value-type="string" calcext:value-type="string">
            <text:p>com.springsource.javax.valida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net.sf.cglib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net.sf.cglib-2.1.3.jar</text:p>
          </table:table-cell>
          <table:table-cell/>
          <table:table-cell office:value-type="string" calcext:value-type="string">
            <text:p>com.springsource.net.sf.cglib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.springsource.org.apache.commons.fileupload-1.2.0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.springsource.net.sf.ehcache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net.sf.ehcach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opalliance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opallianc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beanutil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beanutil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codec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codec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collection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collection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dbcp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dbcp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digester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digeste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io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io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lang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commons.lang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logging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apache.commons.logging-1.1.1.jar</text:p>
          </table:table-cell>
          <table:table-cell/>
          <table:table-cell office:value-type="string" calcext:value-type="string">
            <text:p>com.springsource.org.apache.commons.logging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commons.pool.jar</text:p>
          </table:table-cell>
          <table:table-cell office:value-type="string" calcext:value-type="string">
            <text:p>Añadir Producto</text:p>
          </table:table-cell>
          <table:table-cell table:number-columns-repeated="3"/>
          <table:table-cell office:value-type="string" calcext:value-type="string">
            <text:p>com.springsource.org.apache.commons.poo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log4j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apache.log4j-1.2.15.jar</text:p>
          </table:table-cell>
          <table:table-cell/>
          <table:table-cell office:value-type="string" calcext:value-type="string">
            <text:p>com.springsource.org.apache.log4j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velocity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apache.velocity-UNKNOWN.jar</text:p>
          </table:table-cell>
          <table:table-cell/>
          <table:table-cell office:value-type="string" calcext:value-type="string">
            <text:p>com.springsource.org.apache.velocity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pache.ws.commons.schema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apache.ws.commons.schema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spectj.runtim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aspectj.runtime-UNKNOWN.jar</text:p>
          </table:table-cell>
          <table:table-cell/>
          <table:table-cell office:value-type="string" calcext:value-type="string">
            <text:p>com.springsource.org.aspectj.runtim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aspectj.weaver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aspectj.weaver-UNKNOWN.jar</text:p>
          </table:table-cell>
          <table:table-cell/>
          <table:table-cell office:value-type="string" calcext:value-type="string">
            <text:p>com.springsource.org.aspectj.weave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codehaus.groovy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codehaus.groovy-UNKNOWN.jar</text:p>
          </table:table-cell>
          <table:table-cell/>
          <table:table-cell office:value-type="string" calcext:value-type="string">
            <text:p>com.springsource.org.codehaus.groovy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dom4j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dom4j-UNKNOWN.jar</text:p>
          </table:table-cell>
          <table:table-cell/>
          <table:table-cell office:value-type="string" calcext:value-type="string">
            <text:p>com.springsource.org.dom4j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hibernat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hibernate-UNKNOWN.jar</text:p>
          </table:table-cell>
          <table:table-cell/>
          <table:table-cell office:value-type="string" calcext:value-type="string">
            <text:p>com.springsource.org.hibernat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hibernate.annotations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hibernate.annotations-UNKNOWN.jar</text:p>
          </table:table-cell>
          <table:table-cell/>
          <table:table-cell office:value-type="string" calcext:value-type="string">
            <text:p>com.springsource.org.hibernate.annotation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hibernate.annotations.comm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hibernate.annotations.common-UNKNOWN.jar</text:p>
          </table:table-cell>
          <table:table-cell/>
          <table:table-cell office:value-type="string" calcext:value-type="string">
            <text:p>com.springsource.org.hibernate.annotations.comm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hibernate.validator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hibernate.validator-UNKNOWN.jar</text:p>
          </table:table-cell>
          <table:table-cell/>
          <table:table-cell office:value-type="string" calcext:value-type="string">
            <text:p>com.springsource.org.hibernate.validato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jdom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jdo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objectweb.asm.attr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objectweb.asm.attr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objectweb.asm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org.objectweb.asm-2.2.0.jar</text:p>
          </table:table-cell>
          <table:table-cell/>
          <table:table-cell office:value-type="string" calcext:value-type="string">
            <text:p>com.springsource.org.objectweb.as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objectweb.asm.tree.analysi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objectweb.asm.tree.analysi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objectweb.asm.tree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objectweb.asm.tre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objectweb.asm.uti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objectweb.asm.uti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quartz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quartz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org.xmlpul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com.springsource.org.xmlpull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slf4j.api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slf4j.api-UNKNOWN.jar</text:p>
          </table:table-cell>
          <table:table-cell/>
          <table:table-cell office:value-type="string" calcext:value-type="string">
            <text:p>com.springsource.slf4j.api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.springsource.slf4j.log4j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.springsource.slf4j.log4j-UNKNOWN.jar</text:p>
          </table:table-cell>
          <table:table-cell/>
          <table:table-cell office:value-type="string" calcext:value-type="string">
            <text:p>com.springsource.slf4j.log4j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beanutils-1.7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codec-1.3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collections-3.2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ns-compress-1.8.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mons-compress-1.8.1.jar</text:p>
          </table:table-cell>
          <table:table-cell/>
          <table:table-cell office:value-type="string" calcext:value-type="string">
            <text:p>commons-compress-1.8.1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io-1.4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lang-2.1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ns-logging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commons-logging-1.1.1.jar</text:p>
          </table:table-cell>
          <table:table-cell/>
          <table:table-cell office:value-type="string" calcext:value-type="string">
            <text:p>commons-logging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commons-pool-1.3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TOS.bad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contratosDataLoad.log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von-batch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devon-batch-1.1.0-jdk16.jar</text:p>
          </table:table-cell>
          <table:table-cell/>
          <table:table-cell office:value-type="string" calcext:value-type="string">
            <text:p>devon-batch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devon-batch-1.1.0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von-bpm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devon-bpm-1.1.0-jdk16.jar</text:p>
          </table:table-cell>
          <table:table-cell/>
          <table:table-cell office:value-type="string" calcext:value-type="string">
            <text:p>devon-bpm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devon-bpm-1.1.0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von-cor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devon-core-1.1.0-jdk16.jar</text:p>
          </table:table-cell>
          <table:table-cell/>
          <table:table-cell office:value-type="string" calcext:value-type="string">
            <text:p>devon-core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devon-core-1.1.0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von-hibernat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devon-hibernate-1.1.0-jdk16.jar</text:p>
          </table:table-cell>
          <table:table-cell/>
          <table:table-cell office:value-type="string" calcext:value-type="string">
            <text:p>devon-hibernate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devon-hibernate-1.1.0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devon-web-1.1.0-jdk16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4j-1.6.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dom4j-1.6.1.jar</text:p>
          </table:table-cell>
          <table:table-cell/>
          <table:table-cell office:value-type="string" calcext:value-type="string">
            <text:p>dom4j-1.6.1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ehcache-1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ehcache-1.6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fdsapi-1.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geronimo-spec-jta-1.0.1B-rc4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groovy-1.5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hibernate-3.2.6.g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hibernate-annotations-3.3.0.g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hibernate-commons-annotations-3.3.0.g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hibernate-validator-4.0.0.G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hsqldb-1.7.3.3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zmorph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ezmorph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nctions.sh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generic-form-item-1.0.0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generic-form-item-1.0.0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talar.sh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text-2.1.7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itext-2.1.7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jamon-2.7.jar</text:p>
          </table:table-cell>
          <table:table-cell/>
          <table:table-cell office:value-type="string" calcext:value-type="string">
            <text:p>jamon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amon-UNKNOWN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asper-jdt-6.0.29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axb-api-2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axb-impl-2.1.3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sperreports-5.0.1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jasperreports-5.0.1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bpm-3.1.4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bpm-jpdl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jbpm-jpdl-3.2.3.jar</text:p>
          </table:table-cell>
          <table:table-cell/>
          <table:table-cell office:value-type="string" calcext:value-type="string">
            <text:p>jbpm-jpdl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bpm-jpdl-UNKNOWN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son-lib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json-lib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line-0.9.93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jta-1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Quitar</text:p>
          </table:table-cell>
          <table:table-cell table:style-name="ce4" office:value-type="string" calcext:value-type="string">
            <text:p>junit-4.8.2.jar</text:p>
          </table:table-cell>
          <table:table-cell/>
          <table:table-cell office:value-type="string" calcext:value-type="string">
            <text:p>junit-4.8.2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xl-2.6.12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jxl-2.6.12.jar</text:p>
          </table:table-cell>
          <table:table-cell/>
          <table:table-cell office:value-type="string" calcext:value-type="string">
            <text:p>jxl-2.6.12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log4j-1.2.15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4j.xml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log4j.xml.old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ohup.out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mail-1.4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Quitar</text:p>
          </table:table-cell>
          <table:table-cell table:style-name="ce4" office:value-type="string" calcext:value-type="string">
            <text:p>mockito-all-1.9.5.jar</text:p>
          </table:table-cell>
          <table:table-cell/>
          <table:table-cell office:value-type="string" calcext:value-type="string">
            <text:p>mockito-all-1.9.5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jdbc14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jdbc14-UNKNOWN.jar</text:p>
          </table:table-cell>
          <table:table-cell/>
          <table:table-cell office:value-type="string" calcext:value-type="string">
            <text:p>ojdbc14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ncsv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pencsv-STABLE.ja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optionalConfiguration</text:p>
          </table:table-cell>
          <table:table-cell table:style-name="Default" office:value-type="string" calcext:value-type="string">
            <text:p>Purgar y añadi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org.springframework.aop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aop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batch.cor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batch.core-1.0.1.RELEASE.jar</text:p>
          </table:table-cell>
          <table:table-cell/>
          <table:table-cell office:value-type="string" calcext:value-type="string">
            <text:p>org.springframework.batch.cor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batch.infrastructur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batch.infrastructure-1.0.1.RELEASE.jar</text:p>
          </table:table-cell>
          <table:table-cell/>
          <table:table-cell office:value-type="string" calcext:value-type="string">
            <text:p>org.springframework.batch.infrastructure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Quitar</text:p>
          </table:table-cell>
          <table:table-cell table:style-name="ce4" office:value-type="string" calcext:value-type="string">
            <text:p>org.springframework.batch.test-2.1.0.RELEASE.jar</text:p>
          </table:table-cell>
          <table:table-cell/>
          <table:table-cell office:value-type="string" calcext:value-type="string">
            <text:p>org.springframework.batch.test-2.1.0.RELEAS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beans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beans-2.5.6.SEC01.jar</text:p>
          </table:table-cell>
          <table:table-cell/>
          <table:table-cell office:value-type="string" calcext:value-type="string">
            <text:p>org.springframework.bean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binding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binding-UNKNOWN.jar</text:p>
          </table:table-cell>
          <table:table-cell/>
          <table:table-cell office:value-type="string" calcext:value-type="string">
            <text:p>org.springframework.binding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context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context-2.5.6.SEC01.jar</text:p>
          </table:table-cell>
          <table:table-cell/>
          <table:table-cell office:value-type="string" calcext:value-type="string">
            <text:p>org.springframework.contex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context.support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context.support-UNKNOWN.jar</text:p>
          </table:table-cell>
          <table:table-cell/>
          <table:table-cell office:value-type="string" calcext:value-type="string">
            <text:p>org.springframework.context.suppor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cor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core-2.5.6.SEC01.jar</text:p>
          </table:table-cell>
          <table:table-cell/>
          <table:table-cell office:value-type="string" calcext:value-type="string">
            <text:p>org.springframework.cor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integrati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integration-UNKNOWN.jar</text:p>
          </table:table-cell>
          <table:table-cell/>
          <table:table-cell office:value-type="string" calcext:value-type="string">
            <text:p>org.springframework.integra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integration.adapter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integration.adapter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integration.file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integration.file-UNKNOWN.jar</text:p>
          </table:table-cell>
          <table:table-cell/>
          <table:table-cell office:value-type="string" calcext:value-type="string">
            <text:p>org.springframework.integration.file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jdbc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jdbc-UNKNOWN.jar</text:p>
          </table:table-cell>
          <table:table-cell/>
          <table:table-cell office:value-type="string" calcext:value-type="string">
            <text:p>org.springframework.jdbc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integration.w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integration.w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jm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jm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orm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orm-2.5.6.SEC01.jar</text:p>
          </table:table-cell>
          <table:table-cell/>
          <table:table-cell office:value-type="string" calcext:value-type="string">
            <text:p>org.springframework.or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oxm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oxm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security.annotation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security.annota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security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security-UNKNOWN.jar</text:p>
          </table:table-cell>
          <table:table-cell/>
          <table:table-cell office:value-type="string" calcext:value-type="string">
            <text:p>org.springframework.security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transaction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org.springframework.transaction-UNKNOWN.jar</text:p>
          </table:table-cell>
          <table:table-cell/>
          <table:table-cell office:value-type="string" calcext:value-type="string">
            <text:p>org.springframework.transaction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web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web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w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w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.springframework.xml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org.springframework.xml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oro-2.0.8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persistence-api-1.0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fs-commons-java-2.6.0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pfs-commons-java-9.1-SNAPSHOT.jar</text:p>
          </table:table-cell>
          <table:table-cell/>
          <table:table-cell office:value-type="string" calcext:value-type="string">
            <text:p>pfs-commons-java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s-rec-batch-dfj4so-1.0.5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pfs-rec-batch-dfj4so-1.0.5.jar</text:p>
          </table:table-cell>
          <table:table-cell/>
          <table:table-cell office:value-type="string" calcext:value-type="string">
            <text:p>pfs-rec-batch-dfj4so-1.0.5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s-rec-core-1.0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pfs-rec-core-1.0.jar</text:p>
          </table:table-cell>
          <table:table-cell/>
          <table:table-cell office:value-type="string" calcext:value-type="string">
            <text:p>pfs-rec-core-1.0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gins-1.3.8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plugins-1.4.0.jar</text:p>
          </table:table-cell>
          <table:table-cell/>
          <table:table-cell office:value-type="string" calcext:value-type="string">
            <text:p>plugins-1.4.0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cesoMantenimientoJob.xml</text:p>
          </table:table-cell>
          <table:table-cell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roperties</text:p>
          </table:table-cell>
          <table:table-cell office:value-type="string" calcext:value-type="string">
            <text:p>Purgar y añadi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rec-batch.jar</text:p>
          </table:table-cell>
          <table:table-cell office:value-type="string" calcext:value-type="string">
            <text:p>PROYECTO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quartz-1.6.2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-commo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-common-9.1-SNAPSHOT.jar</text:p>
          </table:table-cell>
          <table:table-cell/>
          <table:table-cell office:value-type="string" calcext:value-type="string">
            <text:p>rec-commo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-encrypt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-encrypt-9.1-SNAPSHOT.jar</text:p>
          </table:table-cell>
          <table:table-cell/>
          <table:table-cell office:value-type="string" calcext:value-type="string">
            <text:p>rec-encrypt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api-plugin-1.0.1_rc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api-plugin-1.0.1_rc1.jar</text:p>
          </table:table-cell>
          <table:table-cell/>
          <table:table-cell office:value-type="string" calcext:value-type="string">
            <text:p>recovery-api-plugin-1.0.1_rc1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bpmframework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bpmframework-plugin-9.1-SNAPSHOT.jar</text:p>
          </table:table-cell>
          <table:table-cell/>
          <table:table-cell office:value-type="string" calcext:value-type="string">
            <text:p>recovery-bpmframework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controlcalidad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controlcalidad-plugin-9.1-SNAPSHOT.jar</text:p>
          </table:table-cell>
          <table:table-cell/>
          <table:table-cell office:value-type="string" calcext:value-type="string">
            <text:p>recovery-controlcalidad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coreextension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coreextension-plugin-9.1-SNAPSHOT.jar</text:p>
          </table:table-cell>
          <table:table-cell/>
          <table:table-cell office:value-type="string" calcext:value-type="string">
            <text:p>recovery-coreextension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domain-9.1.0-hy-rc01.jar</text:p>
          </table:table-cell>
          <table:table-cell table:number-columns-repeated="2" office:value-type="string" calcext:value-type="string">
            <text:p>Quitar</text:p>
          </table:table-cell>
          <table:table-cell office:value-type="string" calcext:value-type="string">
            <text:p>recovery-domain-9.1-SNAPSHOT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overy-expediente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expediente-plugin-9.1-SNAPSHOT.jar</text:p>
          </table:table-cell>
          <table:table-cell/>
          <table:table-cell office:value-type="string" calcext:value-type="string">
            <text:p>recovery-expediente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geninformes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geninformes-plugin-9.1-SNAPSHOT.jar</text:p>
          </table:table-cell>
          <table:table-cell/>
          <table:table-cell office:value-type="string" calcext:value-type="string">
            <text:p>recovery-geninformes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integracionuvem-plugin-9.1.0-hy-rc01.jar</text:p>
          </table:table-cell>
          <table:table-cell/>
          <table:table-cell office:value-type="string" calcext:value-type="string">
            <text:p>Profile Bankia y Haya</text:p>
          </table:table-cell>
          <table:table-cell office:value-type="string" calcext:value-type="string">
            <text:p>recovery-integracionuvem-plugin-9.1-SNAPSHOT.jar</text:p>
          </table:table-cell>
          <table:table-cell/>
          <table:table-cell office:value-type="string" calcext:value-type="string">
            <text:p>recovery-integracionuvem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liquidaciones-plugin-2.0.2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liquidaciones-plugin-2.0.2.jar</text:p>
          </table:table-cell>
          <table:table-cell/>
          <table:table-cell office:value-type="string" calcext:value-type="string">
            <text:p>recovery-liquidaciones-plugin-2.0.2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masivo-commo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masivo-common-9.1-SNAPSHOT.jar</text:p>
          </table:table-cell>
          <table:table-cell/>
          <table:table-cell office:value-type="string" calcext:value-type="string">
            <text:p>recovery-masivo-commo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nuevoModeloBienesCommon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nuevoModeloBienesCommon-plugin-9.1-SNAPSHOT.jar</text:p>
          </table:table-cell>
          <table:table-cell/>
          <table:table-cell office:value-type="string" calcext:value-type="string">
            <text:p>recovery-nuevoModeloBienesCommon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procedimientos-bpm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procedimientos-bpm-9.1-SNAPSHOT.jar</text:p>
          </table:table-cell>
          <table:table-cell/>
          <table:table-cell office:value-type="string" calcext:value-type="string">
            <text:p>recovery-procedimientos-bpm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recobro-bpm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recobro-bpm-9.1-SNAPSHOT.jar</text:p>
          </table:table-cell>
          <table:table-cell/>
          <table:table-cell office:value-type="string" calcext:value-type="string">
            <text:p>recovery-recobro-bpm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recobroCommon-plugin-9.1.0-hy-rc0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recobroCommon-plugin-9.1-SNAPSHOT.jar</text:p>
          </table:table-cell>
          <table:table-cell/>
          <table:table-cell office:value-type="string" calcext:value-type="string">
            <text:p>recovery-recobroCommon-plugin-9.1-SNAPSHOT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sidhi-api-1.1.0_rc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sidhi-api-1.1.0_rc1.jar</text:p>
          </table:table-cell>
          <table:table-cell/>
          <table:table-cell office:value-type="string" calcext:value-type="string">
            <text:p>recovery-sidhi-api-1.1.0_rc1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very-sidhi-batch-1.0.0_rc32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recovery-sidhi-batch-1.0.0_rc32.jar</text:p>
          </table:table-cell>
          <table:table-cell/>
          <table:table-cell office:value-type="string" calcext:value-type="string">
            <text:p>recovery-sidhi-batch-1.0.0_rc32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_debug.sh</text:p>
          </table:table-cell>
          <table:table-cell office:value-type="string" calcext:value-type="string">
            <text:p>Por perfiles y defaul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run.sh</text:p>
          </table:table-cell>
          <table:table-cell office:value-type="string" calcext:value-type="string">
            <text:p>Por perfiles y defaul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ervlet-api-2.5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servlet-api-2.3.jar</text:p>
          </table:table-cell>
          <table:table-cell/>
          <table:table-cell office:value-type="string" calcext:value-type="string">
            <text:p>servlet-api-2.5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lf4j-api-1.5.6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lf4j-log4j12-1.5.6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aop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beans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binding-2.0.6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context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context-support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core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dao-2.0.3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hibernate3-2.0.3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integration-adapter-1.0.3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integration-core-1.0.3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integration-file-1.0.3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integration-ws-1.0.3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jdbc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jms-2.5.6.SEC01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g-modules-jbpm31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spring-modules-jbpm31-0.8.jar</text:p>
          </table:table-cell>
          <table:table-cell/>
          <table:table-cell office:value-type="string" calcext:value-type="string">
            <text:p>spring-modules-jbpm31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modules-jbpm31-UNKNOWN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l</text:p>
          </table:table-cell>
          <table:table-cell office:value-type="string" calcext:value-type="string">
            <text:p>Por perfiles y defaul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office:value-type="string" calcext:value-type="string">
            <text:p>sqlnet.log</text:p>
          </table:table-cell>
          <table:table-cell table:style-name="Default"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Quitar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orm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oxm-1.5.5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oxm-3.0.0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security-core-2.0.5.RELEASE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support-2.0.8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tx-2.5.6.SEC0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web-2.5.6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webmvc-2.5.6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ws-core-1.5.5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pring-xml-1.5.5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stax-api-1.0-2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validation-api-1.0.0.G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velocity-1.5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wsdl4j-1.6.1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xmlpull-1.1.3.4a.ja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xpp3_min-1.1.4c.j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cotta-hibernate-cache.jar</text:p>
          </table:table-cell>
          <table:table-cell office:value-type="string" calcext:value-type="string">
            <text:p>Añadir Producto</text:p>
          </table:table-cell>
          <table:table-cell table:number-columns-repeated="3"/>
          <table:table-cell office:value-type="string" calcext:value-type="string">
            <text:p>terracotta-hibernate-cache-STABLE.ja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version.properties</text:p>
          </table:table-cell>
          <table:table-cell table:style-name="Default" office:value-type="string" calcext:value-type="string">
            <text:p>Generar automaticament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xml-apis-ext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xml-apis-ext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ml-apis.jar</text:p>
          </table:table-cell>
          <table:table-cell office:value-type="string" calcext:value-type="string">
            <text:p>Añadir Producto</text:p>
          </table:table-cell>
          <table:table-cell table:style-name="Default" table:number-columns-repeated="2"/>
          <table:table-cell/>
          <table:table-cell office:value-type="string" calcext:value-type="string">
            <text:p>xml-apis-STABLE.j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stream.jar</text:p>
          </table:table-cell>
          <table:table-cell/>
          <table:table-cell office:value-type="string" calcext:value-type="string">
            <text:p>Mantener</text:p>
          </table:table-cell>
          <table:table-cell office:value-type="string" calcext:value-type="string">
            <text:p>xstream-1.3.1.jar</text:p>
          </table:table-cell>
          <table:table-cell/>
          <table:table-cell office:value-type="string" calcext:value-type="string">
            <text:p>xstream-STABLE.jar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Quitar</text:p>
          </table:table-cell>
          <table:table-cell office:value-type="string" calcext:value-type="string">
            <text:p>xstream-UNKNOWN.jar</text:p>
          </table:table-cell>
          <table:table-cell table:number-columns-repeated="1020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row table:style-name="ro2">
          <table:table-cell office:value-type="string" calcext:value-type="string">
            <text:p>barcode4j-2.1-STABLE.jar</text:p>
          </table:table-cell>
        </table:table-row>
        <table:table-row table:style-name="ro2">
          <table:table-cell office:value-type="string" calcext:value-type="string">
            <text:p>batik-anim-STABLE.jar</text:p>
          </table:table-cell>
        </table:table-row>
        <table:table-row table:style-name="ro2">
          <table:table-cell office:value-type="string" calcext:value-type="string">
            <text:p>batik-awt-util-STABLE.jar</text:p>
          </table:table-cell>
        </table:table-row>
        <table:table-row table:style-name="ro2">
          <table:table-cell office:value-type="string" calcext:value-type="string">
            <text:p>batik-bridge-STABLE.jar</text:p>
          </table:table-cell>
        </table:table-row>
        <table:table-row table:style-name="ro2">
          <table:table-cell office:value-type="string" calcext:value-type="string">
            <text:p>batik-css-STABLE.jar</text:p>
          </table:table-cell>
        </table:table-row>
        <table:table-row table:style-name="ro2">
          <table:table-cell office:value-type="string" calcext:value-type="string">
            <text:p>batik-dom-STABLE.jar</text:p>
          </table:table-cell>
        </table:table-row>
        <table:table-row table:style-name="ro2">
          <table:table-cell office:value-type="string" calcext:value-type="string">
            <text:p>batik-ext-STABLE.jar</text:p>
          </table:table-cell>
        </table:table-row>
        <table:table-row table:style-name="ro2">
          <table:table-cell office:value-type="string" calcext:value-type="string">
            <text:p>batik-gvt-STABLE.jar</text:p>
          </table:table-cell>
        </table:table-row>
        <table:table-row table:style-name="ro2">
          <table:table-cell office:value-type="string" calcext:value-type="string">
            <text:p>batik-parser-STABLE.jar</text:p>
          </table:table-cell>
        </table:table-row>
        <table:table-row table:style-name="ro2">
          <table:table-cell office:value-type="string" calcext:value-type="string">
            <text:p>batik-script-STABLE.jar</text:p>
          </table:table-cell>
        </table:table-row>
        <table:table-row table:style-name="ro2">
          <table:table-cell office:value-type="string" calcext:value-type="string">
            <text:p>batik-svg-dom-STABLE.jar</text:p>
          </table:table-cell>
        </table:table-row>
        <table:table-row table:style-name="ro2">
          <table:table-cell office:value-type="string" calcext:value-type="string">
            <text:p>batik-svggen-STABLE.jar</text:p>
          </table:table-cell>
        </table:table-row>
        <table:table-row table:style-name="ro2">
          <table:table-cell office:value-type="string" calcext:value-type="string">
            <text:p>batik-util-STABLE.jar</text:p>
          </table:table-cell>
        </table:table-row>
        <table:table-row table:style-name="ro2">
          <table:table-cell office:value-type="string" calcext:value-type="string">
            <text:p>batik-xml-STABLE.jar</text:p>
          </table:table-cell>
        </table:table-row>
        <table:table-row table:style-name="ro2">
          <table:table-cell office:value-type="string" calcext:value-type="string">
            <text:p>com.springsource.antlr-STABLE.jar</text:p>
          </table:table-cell>
        </table:table-row>
        <table:table-row table:style-name="ro2">
          <table:table-cell office:value-type="string" calcext:value-type="string">
            <text:p>com.springsource.bsh-STABLE.jar</text:p>
          </table:table-cell>
        </table:table-row>
        <table:table-row table:style-name="ro2">
          <table:table-cell office:value-type="string" calcext:value-type="string">
            <text:p>com.springsource.com.ibatis-STABLE.jar</text:p>
          </table:table-cell>
        </table:table-row>
        <table:table-row table:style-name="ro2">
          <table:table-cell office:value-type="string" calcext:value-type="string">
            <text:p>com.springsource.javassist-STABLE.jar</text:p>
          </table:table-cell>
        </table:table-row>
        <table:table-row table:style-name="ro2">
          <table:table-cell office:value-type="string" calcext:value-type="string">
            <text:p>com.springsource.javax.activation-STABLE.jar</text:p>
          </table:table-cell>
        </table:table-row>
        <table:table-row table:style-name="ro2">
          <table:table-cell office:value-type="string" calcext:value-type="string">
            <text:p>com.springsource.javax.mail-STABLE.jar</text:p>
          </table:table-cell>
        </table:table-row>
        <table:table-row table:style-name="ro2">
          <table:table-cell office:value-type="string" calcext:value-type="string">
            <text:p>com.springsource.javax.persistence-STABLE.jar</text:p>
          </table:table-cell>
        </table:table-row>
        <table:table-row table:style-name="ro2">
          <table:table-cell office:value-type="string" calcext:value-type="string">
            <text:p>com.springsource.javax.transaction-STABLE.jar</text:p>
          </table:table-cell>
        </table:table-row>
        <table:table-row table:style-name="ro2">
          <table:table-cell office:value-type="string" calcext:value-type="string">
            <text:p>com.springsource.javax.validation-STABLE.jar</text:p>
          </table:table-cell>
        </table:table-row>
        <table:table-row table:style-name="ro2">
          <table:table-cell office:value-type="string" calcext:value-type="string">
            <text:p>com.springsource.net.sf.cglib-STABLE.jar</text:p>
          </table:table-cell>
        </table:table-row>
        <table:table-row table:style-name="ro2">
          <table:table-cell office:value-type="string" calcext:value-type="string">
            <text:p>com.springsource.net.sf.ehcache-STABLE.jar</text:p>
          </table:table-cell>
        </table:table-row>
        <table:table-row table:style-name="ro2">
          <table:table-cell office:value-type="string" calcext:value-type="string">
            <text:p>com.springsource.org.aopalliance-STABLE.jar</text:p>
          </table:table-cell>
        </table:table-row>
        <table:table-row table:style-name="ro2">
          <table:table-cell office:value-type="string" calcext:value-type="string">
            <text:p>com.springsource.org.apache.commons.beanutils-STABLE.jar</text:p>
          </table:table-cell>
        </table:table-row>
        <table:table-row table:style-name="ro2">
          <table:table-cell office:value-type="string" calcext:value-type="string">
            <text:p>com.springsource.org.apache.commons.codec-STABLE.jar</text:p>
          </table:table-cell>
        </table:table-row>
        <table:table-row table:style-name="ro2">
          <table:table-cell office:value-type="string" calcext:value-type="string">
            <text:p>com.springsource.org.apache.commons.collections-STABLE.jar</text:p>
          </table:table-cell>
        </table:table-row>
        <table:table-row table:style-name="ro2">
          <table:table-cell office:value-type="string" calcext:value-type="string">
            <text:p>com.springsource.org.apache.commons.dbcp-STABLE.jar</text:p>
          </table:table-cell>
        </table:table-row>
        <table:table-row table:style-name="ro2">
          <table:table-cell office:value-type="string" calcext:value-type="string">
            <text:p>com.springsource.org.apache.commons.digester-STABLE.jar</text:p>
          </table:table-cell>
        </table:table-row>
        <table:table-row table:style-name="ro2">
          <table:table-cell office:value-type="string" calcext:value-type="string">
            <text:p>com.springsource.org.apache.commons.io-STABLE.jar</text:p>
          </table:table-cell>
        </table:table-row>
        <table:table-row table:style-name="ro2">
          <table:table-cell office:value-type="string" calcext:value-type="string">
            <text:p>com.springsource.org.apache.commons.lang-STABLE.jar</text:p>
          </table:table-cell>
        </table:table-row>
        <table:table-row table:style-name="ro2">
          <table:table-cell office:value-type="string" calcext:value-type="string">
            <text:p>com.springsource.org.apache.commons.logging-STABLE.jar</text:p>
          </table:table-cell>
        </table:table-row>
        <table:table-row table:style-name="ro2">
          <table:table-cell office:value-type="string" calcext:value-type="string">
            <text:p>com.springsource.org.apache.commons.pool-STABLE.jar</text:p>
          </table:table-cell>
        </table:table-row>
        <table:table-row table:style-name="ro2">
          <table:table-cell office:value-type="string" calcext:value-type="string">
            <text:p>com.springsource.org.apache.log4j-STABLE.jar</text:p>
          </table:table-cell>
        </table:table-row>
        <table:table-row table:style-name="ro2">
          <table:table-cell office:value-type="string" calcext:value-type="string">
            <text:p>com.springsource.org.apache.velocity-STABLE.jar</text:p>
          </table:table-cell>
        </table:table-row>
        <table:table-row table:style-name="ro2">
          <table:table-cell office:value-type="string" calcext:value-type="string">
            <text:p>com.springsource.org.apache.ws.commons.schema-STABLE.jar</text:p>
          </table:table-cell>
        </table:table-row>
        <table:table-row table:style-name="ro2">
          <table:table-cell office:value-type="string" calcext:value-type="string">
            <text:p>com.springsource.org.aspectj.runtime-STABLE.jar</text:p>
          </table:table-cell>
        </table:table-row>
        <table:table-row table:style-name="ro2">
          <table:table-cell office:value-type="string" calcext:value-type="string">
            <text:p>com.springsource.org.aspectj.weaver-STABLE.jar</text:p>
          </table:table-cell>
        </table:table-row>
        <table:table-row table:style-name="ro2">
          <table:table-cell office:value-type="string" calcext:value-type="string">
            <text:p>com.springsource.org.codehaus.groovy-STABLE.jar</text:p>
          </table:table-cell>
        </table:table-row>
        <table:table-row table:style-name="ro2">
          <table:table-cell office:value-type="string" calcext:value-type="string">
            <text:p>com.springsource.org.dom4j-STABLE.jar</text:p>
          </table:table-cell>
        </table:table-row>
        <table:table-row table:style-name="ro2">
          <table:table-cell office:value-type="string" calcext:value-type="string">
            <text:p>com.springsource.org.hibernate-STABLE.jar</text:p>
          </table:table-cell>
        </table:table-row>
        <table:table-row table:style-name="ro2">
          <table:table-cell office:value-type="string" calcext:value-type="string">
            <text:p>com.springsource.org.hibernate.annotations-STABLE.jar</text:p>
          </table:table-cell>
        </table:table-row>
        <table:table-row table:style-name="ro2">
          <table:table-cell office:value-type="string" calcext:value-type="string">
            <text:p>com.springsource.org.hibernate.annotations.common-STABLE.jar</text:p>
          </table:table-cell>
        </table:table-row>
        <table:table-row table:style-name="ro2">
          <table:table-cell office:value-type="string" calcext:value-type="string">
            <text:p>com.springsource.org.hibernate.validator-STABLE.jar</text:p>
          </table:table-cell>
        </table:table-row>
        <table:table-row table:style-name="ro2">
          <table:table-cell office:value-type="string" calcext:value-type="string">
            <text:p>com.springsource.org.jdom-STABLE.jar</text:p>
          </table:table-cell>
        </table:table-row>
        <table:table-row table:style-name="ro2">
          <table:table-cell office:value-type="string" calcext:value-type="string">
            <text:p>com.springsource.org.objectweb.asm-STABLE.jar</text:p>
          </table:table-cell>
        </table:table-row>
        <table:table-row table:style-name="ro2">
          <table:table-cell office:value-type="string" calcext:value-type="string">
            <text:p>com.springsource.org.objectweb.asm.attrs-STABLE.jar</text:p>
          </table:table-cell>
        </table:table-row>
        <table:table-row table:style-name="ro2">
          <table:table-cell office:value-type="string" calcext:value-type="string">
            <text:p>com.springsource.org.objectweb.asm.tree-STABLE.jar</text:p>
          </table:table-cell>
        </table:table-row>
        <table:table-row table:style-name="ro2">
          <table:table-cell office:value-type="string" calcext:value-type="string">
            <text:p>com.springsource.org.objectweb.asm.tree.analysis-STABLE.jar</text:p>
          </table:table-cell>
        </table:table-row>
        <table:table-row table:style-name="ro2">
          <table:table-cell office:value-type="string" calcext:value-type="string">
            <text:p>com.springsource.org.objectweb.asm.util-STABLE.jar</text:p>
          </table:table-cell>
        </table:table-row>
        <table:table-row table:style-name="ro2">
          <table:table-cell office:value-type="string" calcext:value-type="string">
            <text:p>com.springsource.org.quartz-STABLE.jar</text:p>
          </table:table-cell>
        </table:table-row>
        <table:table-row table:style-name="ro2">
          <table:table-cell office:value-type="string" calcext:value-type="string">
            <text:p>com.springsource.org.xmlpull-STABLE.jar</text:p>
          </table:table-cell>
        </table:table-row>
        <table:table-row table:style-name="ro2">
          <table:table-cell office:value-type="string" calcext:value-type="string">
            <text:p>com.springsource.slf4j.api-STABLE.jar</text:p>
          </table:table-cell>
        </table:table-row>
        <table:table-row table:style-name="ro2">
          <table:table-cell office:value-type="string" calcext:value-type="string">
            <text:p>com.springsource.slf4j.log4j-STABLE.jar</text:p>
          </table:table-cell>
        </table:table-row>
        <table:table-row table:style-name="ro2">
          <table:table-cell office:value-type="string" calcext:value-type="string">
            <text:p>commons-compress-1.8.1-STABLE.jar</text:p>
          </table:table-cell>
        </table:table-row>
        <table:table-row table:style-name="ro2">
          <table:table-cell office:value-type="string" calcext:value-type="string">
            <text:p>commons-logging-STABLE.jar</text:p>
          </table:table-cell>
        </table:table-row>
        <table:table-row table:style-name="ro2">
          <table:table-cell office:value-type="string" calcext:value-type="string">
            <text:p>devon-batch-STABLE.jar</text:p>
          </table:table-cell>
        </table:table-row>
        <table:table-row table:style-name="ro2">
          <table:table-cell office:value-type="string" calcext:value-type="string">
            <text:p>devon-bpm-STABLE.jar</text:p>
          </table:table-cell>
        </table:table-row>
        <table:table-row table:style-name="ro2">
          <table:table-cell office:value-type="string" calcext:value-type="string">
            <text:p>devon-core-STABLE.jar</text:p>
          </table:table-cell>
        </table:table-row>
        <table:table-row table:style-name="ro2">
          <table:table-cell office:value-type="string" calcext:value-type="string">
            <text:p>devon-hibernate-STABLE.jar</text:p>
          </table:table-cell>
        </table:table-row>
        <table:table-row table:style-name="ro2">
          <table:table-cell office:value-type="string" calcext:value-type="string">
            <text:p>dom4j-1.6.1-STABLE.jar</text:p>
          </table:table-cell>
        </table:table-row>
        <table:table-row table:style-name="ro2">
          <table:table-cell office:value-type="string" calcext:value-type="string">
            <text:p>ezmorph-STABLE.jar</text:p>
          </table:table-cell>
        </table:table-row>
        <table:table-row table:style-name="ro2">
          <table:table-cell office:value-type="string" calcext:value-type="string">
            <text:p>generic-form-item-1.0.0-STABLE.jar</text:p>
          </table:table-cell>
        </table:table-row>
        <table:table-row table:style-name="ro2">
          <table:table-cell office:value-type="string" calcext:value-type="string">
            <text:p>itext-2.1.7-STABLE.jar</text:p>
          </table:table-cell>
        </table:table-row>
        <table:table-row table:style-name="ro2">
          <table:table-cell office:value-type="string" calcext:value-type="string">
            <text:p>jamon-STABLE.jar</text:p>
          </table:table-cell>
        </table:table-row>
        <table:table-row table:style-name="ro2">
          <table:table-cell office:value-type="string" calcext:value-type="string">
            <text:p>jasperreports-5.0.1-STABLE.jar</text:p>
          </table:table-cell>
        </table:table-row>
        <table:table-row table:style-name="ro2">
          <table:table-cell office:value-type="string" calcext:value-type="string">
            <text:p>jbpm-jpdl-STABLE.jar</text:p>
          </table:table-cell>
        </table:table-row>
        <table:table-row table:style-name="ro2">
          <table:table-cell office:value-type="string" calcext:value-type="string">
            <text:p>json-lib-STABLE.jar</text:p>
          </table:table-cell>
        </table:table-row>
        <table:table-row table:style-name="ro2">
          <table:table-cell office:value-type="string" calcext:value-type="string">
            <text:p>junit-4.8.2.jar</text:p>
          </table:table-cell>
        </table:table-row>
        <table:table-row table:style-name="ro2">
          <table:table-cell office:value-type="string" calcext:value-type="string">
            <text:p>jxl-2.6.12-STABLE.jar</text:p>
          </table:table-cell>
        </table:table-row>
        <table:table-row table:style-name="ro2">
          <table:table-cell office:value-type="string" calcext:value-type="string">
            <text:p>mockito-all-1.9.5.jar</text:p>
          </table:table-cell>
        </table:table-row>
        <table:table-row table:style-name="ro2">
          <table:table-cell office:value-type="string" calcext:value-type="string">
            <text:p>ojdbc14-STABLE.jar</text:p>
          </table:table-cell>
        </table:table-row>
        <table:table-row table:style-name="ro2">
          <table:table-cell office:value-type="string" calcext:value-type="string">
            <text:p>opencsv-STABLE.jar</text:p>
          </table:table-cell>
        </table:table-row>
        <table:table-row table:style-name="ro2">
          <table:table-cell office:value-type="string" calcext:value-type="string">
            <text:p>org.springframework.aop-STABLE.jar</text:p>
          </table:table-cell>
        </table:table-row>
        <table:table-row table:style-name="ro2">
          <table:table-cell office:value-type="string" calcext:value-type="string">
            <text:p>org.springframework.batch.core-STABLE.jar</text:p>
          </table:table-cell>
        </table:table-row>
        <table:table-row table:style-name="ro2">
          <table:table-cell office:value-type="string" calcext:value-type="string">
            <text:p>org.springframework.batch.infrastructure-STABLE.jar</text:p>
          </table:table-cell>
        </table:table-row>
        <table:table-row table:style-name="ro2">
          <table:table-cell office:value-type="string" calcext:value-type="string">
            <text:p>org.springframework.batch.test-2.1.0.RELEASE.jar</text:p>
          </table:table-cell>
        </table:table-row>
        <table:table-row table:style-name="ro2">
          <table:table-cell office:value-type="string" calcext:value-type="string">
            <text:p>org.springframework.beans-STABLE.jar</text:p>
          </table:table-cell>
        </table:table-row>
        <table:table-row table:style-name="ro2">
          <table:table-cell office:value-type="string" calcext:value-type="string">
            <text:p>org.springframework.binding-STABLE.jar</text:p>
          </table:table-cell>
        </table:table-row>
        <table:table-row table:style-name="ro2">
          <table:table-cell office:value-type="string" calcext:value-type="string">
            <text:p>org.springframework.context-STABLE.jar</text:p>
          </table:table-cell>
        </table:table-row>
        <table:table-row table:style-name="ro2">
          <table:table-cell office:value-type="string" calcext:value-type="string">
            <text:p>org.springframework.context.support-STABLE.jar</text:p>
          </table:table-cell>
        </table:table-row>
        <table:table-row table:style-name="ro2">
          <table:table-cell office:value-type="string" calcext:value-type="string">
            <text:p>org.springframework.core-STABLE.jar</text:p>
          </table:table-cell>
        </table:table-row>
        <table:table-row table:style-name="ro2">
          <table:table-cell office:value-type="string" calcext:value-type="string">
            <text:p>org.springframework.integration-STABLE.jar</text:p>
          </table:table-cell>
        </table:table-row>
        <table:table-row table:style-name="ro2">
          <table:table-cell office:value-type="string" calcext:value-type="string">
            <text:p>org.springframework.integration.adapter-STABLE.jar</text:p>
          </table:table-cell>
        </table:table-row>
        <table:table-row table:style-name="ro2">
          <table:table-cell office:value-type="string" calcext:value-type="string">
            <text:p>org.springframework.integration.file-STABLE.jar</text:p>
          </table:table-cell>
        </table:table-row>
        <table:table-row table:style-name="ro2">
          <table:table-cell office:value-type="string" calcext:value-type="string">
            <text:p>org.springframework.integration.ws-STABLE.jar</text:p>
          </table:table-cell>
        </table:table-row>
        <table:table-row table:style-name="ro2">
          <table:table-cell office:value-type="string" calcext:value-type="string">
            <text:p>org.springframework.jdbc-STABLE.jar</text:p>
          </table:table-cell>
        </table:table-row>
        <table:table-row table:style-name="ro2">
          <table:table-cell office:value-type="string" calcext:value-type="string">
            <text:p>org.springframework.jms-STABLE.jar</text:p>
          </table:table-cell>
        </table:table-row>
        <table:table-row table:style-name="ro2">
          <table:table-cell office:value-type="string" calcext:value-type="string">
            <text:p>org.springframework.orm-STABLE.jar</text:p>
          </table:table-cell>
        </table:table-row>
        <table:table-row table:style-name="ro2">
          <table:table-cell office:value-type="string" calcext:value-type="string">
            <text:p>org.springframework.oxm-STABLE.jar</text:p>
          </table:table-cell>
        </table:table-row>
        <table:table-row table:style-name="ro2">
          <table:table-cell office:value-type="string" calcext:value-type="string">
            <text:p>org.springframework.security-STABLE.jar</text:p>
          </table:table-cell>
        </table:table-row>
        <table:table-row table:style-name="ro2">
          <table:table-cell office:value-type="string" calcext:value-type="string">
            <text:p>org.springframework.security.annotation-STABLE.jar</text:p>
          </table:table-cell>
        </table:table-row>
        <table:table-row table:style-name="ro2">
          <table:table-cell office:value-type="string" calcext:value-type="string">
            <text:p>org.springframework.transaction-STABLE.jar</text:p>
          </table:table-cell>
        </table:table-row>
        <table:table-row table:style-name="ro2">
          <table:table-cell office:value-type="string" calcext:value-type="string">
            <text:p>org.springframework.web-STABLE.jar</text:p>
          </table:table-cell>
        </table:table-row>
        <table:table-row table:style-name="ro2">
          <table:table-cell office:value-type="string" calcext:value-type="string">
            <text:p>org.springframework.ws-STABLE.jar</text:p>
          </table:table-cell>
        </table:table-row>
        <table:table-row table:style-name="ro2">
          <table:table-cell office:value-type="string" calcext:value-type="string">
            <text:p>org.springframework.xml-STABLE.jar</text:p>
          </table:table-cell>
        </table:table-row>
        <table:table-row table:style-name="ro2">
          <table:table-cell office:value-type="string" calcext:value-type="string">
            <text:p>pfs-commons-java-9.1-SNAPSHOT.jar</text:p>
          </table:table-cell>
        </table:table-row>
        <table:table-row table:style-name="ro2">
          <table:table-cell office:value-type="string" calcext:value-type="string">
            <text:p>pfs-rec-batch-dfj4so-1.0.5.jar</text:p>
          </table:table-cell>
        </table:table-row>
        <table:table-row table:style-name="ro2">
          <table:table-cell office:value-type="string" calcext:value-type="string">
            <text:p>pfs-rec-core-1.0.jar</text:p>
          </table:table-cell>
        </table:table-row>
        <table:table-row table:style-name="ro2">
          <table:table-cell office:value-type="string" calcext:value-type="string">
            <text:p>plugins-1.4.0.jar</text:p>
          </table:table-cell>
        </table:table-row>
        <table:table-row table:style-name="ro2">
          <table:table-cell office:value-type="string" calcext:value-type="string">
            <text:p>rec-common-9.1-SNAPSHOT.jar</text:p>
          </table:table-cell>
        </table:table-row>
        <table:table-row table:style-name="ro2">
          <table:table-cell office:value-type="string" calcext:value-type="string">
            <text:p>rec-encrypt-9.1-SNAPSHOT.jar</text:p>
          </table:table-cell>
        </table:table-row>
        <table:table-row table:style-name="ro2">
          <table:table-cell office:value-type="string" calcext:value-type="string">
            <text:p>recovery-api-plugin-1.0.1_rc1.jar</text:p>
          </table:table-cell>
        </table:table-row>
        <table:table-row table:style-name="ro2">
          <table:table-cell office:value-type="string" calcext:value-type="string">
            <text:p>recovery-bpmframework-plugin-9.1-SNAPSHOT.jar</text:p>
          </table:table-cell>
        </table:table-row>
        <table:table-row table:style-name="ro2">
          <table:table-cell office:value-type="string" calcext:value-type="string">
            <text:p>recovery-controlcalidad-plugin-9.1-SNAPSHOT.jar</text:p>
          </table:table-cell>
        </table:table-row>
        <table:table-row table:style-name="ro2">
          <table:table-cell office:value-type="string" calcext:value-type="string">
            <text:p>recovery-coreextension-plugin-9.1-SNAPSHOT.jar</text:p>
          </table:table-cell>
        </table:table-row>
        <table:table-row table:style-name="ro2">
          <table:table-cell office:value-type="string" calcext:value-type="string">
            <text:p>recovery-expediente-plugin-9.1-SNAPSHOT.jar</text:p>
          </table:table-cell>
        </table:table-row>
        <table:table-row table:style-name="ro2">
          <table:table-cell office:value-type="string" calcext:value-type="string">
            <text:p>recovery-geninformes-plugin-9.1-SNAPSHOT.jar</text:p>
          </table:table-cell>
        </table:table-row>
        <table:table-row table:style-name="ro2">
          <table:table-cell office:value-type="string" calcext:value-type="string">
            <text:p>recovery-integracionuvem-plugin-9.1-SNAPSHOT.jar</text:p>
          </table:table-cell>
        </table:table-row>
        <table:table-row table:style-name="ro2">
          <table:table-cell office:value-type="string" calcext:value-type="string">
            <text:p>recovery-liquidaciones-plugin-2.0.2.jar</text:p>
          </table:table-cell>
        </table:table-row>
        <table:table-row table:style-name="ro2">
          <table:table-cell office:value-type="string" calcext:value-type="string">
            <text:p>recovery-masivo-common-9.1-SNAPSHOT.jar</text:p>
          </table:table-cell>
        </table:table-row>
        <table:table-row table:style-name="ro2">
          <table:table-cell office:value-type="string" calcext:value-type="string">
            <text:p>recovery-nuevoModeloBienesCommon-plugin-9.1-SNAPSHOT.jar</text:p>
          </table:table-cell>
        </table:table-row>
        <table:table-row table:style-name="ro2">
          <table:table-cell office:value-type="string" calcext:value-type="string">
            <text:p>recovery-procedimientos-bpm-9.1-SNAPSHOT.jar</text:p>
          </table:table-cell>
        </table:table-row>
        <table:table-row table:style-name="ro2">
          <table:table-cell office:value-type="string" calcext:value-type="string">
            <text:p>recovery-recobro-bpm-9.1-SNAPSHOT.jar</text:p>
          </table:table-cell>
        </table:table-row>
        <table:table-row table:style-name="ro2">
          <table:table-cell office:value-type="string" calcext:value-type="string">
            <text:p>recovery-recobroCommon-plugin-9.1-SNAPSHOT.jar</text:p>
          </table:table-cell>
        </table:table-row>
        <table:table-row table:style-name="ro2">
          <table:table-cell office:value-type="string" calcext:value-type="string">
            <text:p>recovery-sidhi-api-1.1.0_rc1.jar</text:p>
          </table:table-cell>
        </table:table-row>
        <table:table-row table:style-name="ro2">
          <table:table-cell office:value-type="string" calcext:value-type="string">
            <text:p>recovery-sidhi-batch-1.0.0_rc32.jar</text:p>
          </table:table-cell>
        </table:table-row>
        <table:table-row table:style-name="ro2">
          <table:table-cell office:value-type="string" calcext:value-type="string">
            <text:p>servlet-api-2.5-STABLE.jar</text:p>
          </table:table-cell>
        </table:table-row>
        <table:table-row table:style-name="ro2">
          <table:table-cell office:value-type="string" calcext:value-type="string">
            <text:p>spring-modules-jbpm31-STABLE.jar</text:p>
          </table:table-cell>
        </table:table-row>
        <table:table-row table:style-name="ro2">
          <table:table-cell office:value-type="string" calcext:value-type="string">
            <text:p>terracotta-hibernate-cache-STABLE.jar</text:p>
          </table:table-cell>
        </table:table-row>
        <table:table-row table:style-name="ro2">
          <table:table-cell office:value-type="string" calcext:value-type="string">
            <text:p>xml-apis-ext-STABLE.jar</text:p>
          </table:table-cell>
        </table:table-row>
        <table:table-row table:style-name="ro2">
          <table:table-cell office:value-type="string" calcext:value-type="string">
            <text:p>xml-apis-STABLE.jar</text:p>
          </table:table-cell>
        </table:table-row>
        <table:table-row table:style-name="ro2">
          <table:table-cell office:value-type="string" calcext:value-type="string">
            <text:p>xstream-STABLE.jar</text:p>
          </table:table-cell>
        </table:table-row>
      </table:table>
      <table:named-expressions/>
      <table:database-ranges>
        <table:database-range table:name="__Anonymous_Sheet_DB__0" table:target-range-address="COMPARATIVA.A1:COMPARATIVA.D231" table:display-filter-buttons="true" table:orientation="column"/>
        <table:database-range table:name="__Anonymous_Sheet_DB__1" table:target-range-address="Sheet2.A1:Sheet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3:05:06.597675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14:52:08.209474645</dc:date>
    <meta:generator>LibreOffice/4.2.8.2$Linux_X86_64 LibreOffice_project/420m0$Build-2</meta:generator>
    <meta:editing-duration>PT21H13M47S</meta:editing-duration>
    <meta:editing-cycles>20</meta:editing-cycles>
    <meta:document-statistic meta:table-count="2" meta:cell-count="787" meta:object-count="0"/>
  </office:meta>
</office:document-meta>
</file>